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4530" officeooo:paragraph-rsid="001d4530"/>
    </style:style>
    <style:style style:name="P2" style:family="paragraph" style:parent-style-name="Standard">
      <style:text-properties officeooo:rsid="001ec2d0" officeooo:paragraph-rsid="001d4530"/>
    </style:style>
    <style:style style:name="P3" style:family="paragraph" style:parent-style-name="Standard">
      <style:text-properties officeooo:rsid="001ec2d0" officeooo:paragraph-rsid="001ec2d0"/>
    </style:style>
    <style:style style:name="P4" style:family="paragraph" style:parent-style-name="Standard">
      <style:text-properties officeooo:rsid="00205128" officeooo:paragraph-rsid="00205128"/>
    </style:style>
    <style:style style:name="P5" style:family="paragraph" style:parent-style-name="Standard">
      <style:text-properties officeooo:rsid="001d4530" officeooo:paragraph-rsid="001d4530"/>
    </style:style>
    <style:style style:name="P6" style:family="paragraph" style:parent-style-name="Standard">
      <style:text-properties officeooo:rsid="0026d366" officeooo:paragraph-rsid="0026d366"/>
    </style:style>
    <style:style style:name="P7" style:family="paragraph" style:parent-style-name="Standard">
      <style:text-properties officeooo:rsid="00205128" officeooo:paragraph-rsid="001ec2d0"/>
    </style:style>
    <style:style style:name="P8" style:family="paragraph" style:parent-style-name="Standard">
      <style:text-properties officeooo:rsid="00205128" officeooo:paragraph-rsid="00205128"/>
    </style:style>
    <style:style style:name="P9" style:family="paragraph" style:parent-style-name="Standard">
      <style:text-properties officeooo:rsid="00276ffe" officeooo:paragraph-rsid="00276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6">Sul vosto spazio pubblico </text:p>
      <text:p text:style-name="P2"/>
      <text:p text:style-name="P4">http://&lt;cognome&gt;.serverside.lochiva.it</text:p>
      <text:p text:style-name="P7"/>
      <text:p text:style-name="P4"/>
      <text:p text:style-name="P4"/>
      <text:p text:style-name="P4"/>
      <text:p text:style-name="P4">creare la cartella lezione 8 ed inserire il file </text:p>
      <text:p text:style-name="P4">client.php che è stato sviluppato per il riscaldamento</text:p>
      <text:p text:style-name="P4"/>
      <text:p text:style-name="P6">Lo trovate su moodle.</text:p>
      <text:p text:style-name="P6"/>
      <text:p text:style-name="P6">Questo esercizio va completato entro il martedì 22 e vale 2 punti </text:p>
      <text:p text:style-name="P6">che vengono sommati al prossimo compito.</text:p>
      <text:p text:style-name="P6"/>
      <text:p text:style-name="P9">Chi non ha ricevuto la password oggi la potrà ricevere giovedì.</text:p>
      <text:p text:style-name="P9">Chi non sarà presente neanche giovedì dovrà mandare una mail a :</text:p>
      <text:p text:style-name="P9"><text:a xlink:type="simple" xlink:href="mailto:ruffinengo@lochiva.com" text:style-name="Internet_20_link" text:visited-style-name="Visited_20_Internet_20_Link">ruffinengo@lochiva.com</text:a></text:p>
      <text:p text:style-name="P9">con oggetto: richiesta password ed indicando chiaramente nome e cognome</text:p>
      <text:p text:style-name="P9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9:45:23.809911014</meta:creation-date>
    <dc:date>2022-02-15T10:40:51.528324798</dc:date>
    <meta:editing-duration>PT20M4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8" meta:character-count="514" meta:non-whitespace-character-count="444"/>
  </office:meta>
</office:document-meta>
</file>